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.053cm" svg:stroke-color="#404040" svg:stroke-opacity="100%" draw:stroke-linejoin="round" svg:stroke-linecap="round" draw:fill="none" fo:padding-top="0.151cm" fo:padding-bottom="0.151cm" fo:padding-left="0.276cm" fo:padding-right="0.276cm" draw:shadow="hidden"/>
    </style:style>
    <style:style style:name="gr2" style:family="graphic" style:parent-style-name="standard">
      <style:graphic-properties draw:stroke="none" draw:fill="none" draw:textarea-vertical-align="top" fo:min-height="9.347cm" fo:min-width="2.54cm" fo:padding-top="0.282cm" fo:padding-bottom="0.071cm" fo:padding-left="0.071cm" fo:padding-right="0.071cm"/>
    </style:style>
    <style:style style:name="gr3" style:family="graphic" style:parent-style-name="standard">
      <style:graphic-properties draw:stroke="solid" svg:stroke-width="0.035cm" svg:stroke-color="#404040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4" style:family="graphic" style:parent-style-name="standard">
      <style:graphic-properties draw:stroke="none" draw:fill="none" draw:textarea-vertical-align="middle" fo:min-height="0.255cm" fo:min-width="2.54cm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gradient" draw:fill-gradient-name="Gradient_5f_0" draw:shadow="hidden"/>
    </style:style>
    <style:style style:name="gr6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none" draw:textarea-vertical-align="middle" fo:min-height="0.54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gradient" draw:fill-gradient-name="Gradient_5f_1" draw:shadow="hidden"/>
    </style:style>
    <style:style style:name="gr9" style:family="graphic" style:parent-style-name="standard">
      <style:graphic-properties draw:stroke="none" draw:fill="none" draw:textarea-vertical-align="middle" fo:min-height="0.254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gradient" draw:fill-gradient-name="Gradient_5f_2" draw:shadow="hidden"/>
    </style:style>
    <style:style style:name="gr11" style:family="graphic" style:parent-style-name="standard">
      <style:graphic-properties draw:stroke="none" draw:fill="gradient" draw:fill-gradient-name="Gradient_5f_3" draw:shadow="hidden"/>
    </style:style>
    <style:style style:name="gr12" style:family="graphic" style:parent-style-name="standard">
      <style:graphic-properties draw:stroke="none" draw:fill="gradient" draw:fill-gradient-name="Gradient_5f_4" draw:shadow="hidden"/>
    </style:style>
    <style:style style:name="gr13" style:family="graphic" style:parent-style-name="standard">
      <style:graphic-properties draw:stroke="none" draw:fill="gradient" draw:fill-gradient-name="Gradient_5f_5" draw:shadow="hidden"/>
    </style:style>
    <style:style style:name="gr14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.4cm" fo:margin-right="0cm" fo:margin-top="0cm" fo:margin-bottom="0cm" fo:line-height="120%" fo:text-align="start" fo:text-indent="0cm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gradient" draw:fill-gradient-name="Gradient_5f_0"/>
    </style:style>
    <style:style style:name="P5" style:family="paragraph">
      <loext:graphic-properties draw:fill="gradient" draw:fill-gradient-name="Gradient_5f_1"/>
    </style:style>
    <style:style style:name="P6" style:family="paragraph">
      <loext:graphic-properties draw:fill="gradient" draw:fill-gradient-name="Gradient_5f_2"/>
    </style:style>
    <style:style style:name="P7" style:family="paragraph">
      <loext:graphic-properties draw:fill="gradient" draw:fill-gradient-name="Gradient_5f_3"/>
    </style:style>
    <style:style style:name="P8" style:family="paragraph">
      <loext:graphic-properties draw:fill="gradient" draw:fill-gradient-name="Gradient_5f_4"/>
    </style:style>
    <style:style style:name="P9" style:family="paragraph">
      <loext:graphic-properties draw:fill="gradient" draw:fill-gradient-name="Gradient_5f_5"/>
    </style:style>
    <style:style style:name="T1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2" style:family="text">
      <style:text-properties fo:color="#000000" style:font-name="Calibri1" fo:font-size="6pt" style:font-name-asian="Calibri1" style:font-size-asian="6pt" style:font-name-complex="Calibri1" style:font-size-complex="6pt"/>
    </style:style>
    <style:style style:name="T3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4" style:family="text">
      <style:text-properties fo:color="#000000" style:font-name="Calibri1" fo:font-size="6pt" fo:background-color="#ffffff" style:font-name-asian="Calibri1" style:font-size-asian="6pt" style:font-name-complex="Calibri1" style:font-size-complex="6pt"/>
    </style:style>
    <style:style style:name="T5" style:family="text">
      <style:text-properties fo:color="#000000" style:font-name="Calibri1" fo:font-size="8pt" fo:background-color="#ffffff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g>
          <draw:polygon draw:style-name="gr1" draw:text-style-name="P1" draw:layer="layout" svg:width="8.85cm" svg:height="9.7cm" svg:x="9.15cm" svg:y="6.5cm" svg:viewBox="0 0 8851 9701" draw:points="0,9701 8851,9701 8851,0 0,0">
            <text:p/>
          </draw:polygon>
          <draw:frame draw:style-name="gr2" draw:text-style-name="P1" draw:layer="layout" svg:width="8.85cm" svg:height="9.7cm" svg:x="9.15cm" svg:y="6.5cm">
            <draw:text-box>
              <text:p text:style-name="P2"><text:span text:style-name="T1">Гермообъ</text:span><text:span text:style-name="T1">ем</text:span></text:p>
            </draw:text-box>
          </draw:frame>
        </draw:g>
        <draw:g>
          <draw:path draw:style-name="gr3" draw:text-style-name="P1" draw:layer="layout" svg:width="7.5cm" svg:height="0.25cm" svg:x="9.888cm" svg:y="9.75cm" svg:viewBox="0 0 7501 251" svg:d="M0 251h7501M0 0h7501M0 251h7501M0 251h7501M0 251h7501M0 251h7501M0 251h7501M0 251h7501">
            <text:p/>
          </draw:path>
          <draw:frame draw:style-name="gr4" draw:text-style-name="P1" draw:layer="layout" svg:width="2.117cm" svg:height="0.325cm" svg:x="13.13cm" svg:y="9.738cm">
            <draw:text-box>
              <text:p text:style-name="P3"><text:span text:style-name="T2">CAN</text:span></text:p>
            </draw:text-box>
          </draw:frame>
        </draw:g>
        <draw:g>
          <draw:g>
            <draw:polygon draw:style-name="gr5" draw:text-style-name="P4" draw:layer="layout" svg:width="2.05cm" svg:height="0.69cm" svg:x="12.855cm" svg:y="8.805cm" svg:viewBox="0 0 2051 691" draw:points="0,691 2051,691 2051,0 0,0">
              <text:p/>
            </draw:polygon>
            <draw:polygon draw:style-name="gr6" draw:text-style-name="P1" draw:layer="layout" svg:width="2.05cm" svg:height="0.69cm" svg:x="12.855cm" svg:y="8.805cm" svg:viewBox="0 0 2051 691" draw:points="0,691 2051,691 2051,0 0,0">
              <text:p/>
            </draw:polygon>
          </draw:g>
          <draw:frame draw:style-name="gr7" draw:text-style-name="P1" draw:layer="layout" svg:width="2.05cm" svg:height="0.767cm" svg:x="12.855cm" svg:y="8.767cm">
            <draw:text-box>
              <text:p text:style-name="P3"><text:span text:style-name="T3">In</text:span><text:span text:style-name="T3">te</text:span><text:span text:style-name="T3">rf</text:span><text:span text:style-name="T3">ac</text:span><text:span text:style-name="T3">e </text:span><text:span text:style-name="T3">co</text:span><text:span text:style-name="T3">nt</text:span><text:span text:style-name="T3">ro</text:span><text:span text:style-name="T3">l </text:span><text:span text:style-name="T3">u</text:span><text:span text:style-name="T3">ni</text:span><text:span text:style-name="T3">t</text:span></text:p>
            </draw:text-box>
          </draw:frame>
        </draw:g>
        <draw:line draw:style-name="gr3" draw:text-style-name="P1" draw:layer="layout" svg:x1="13.88cm" svg:y1="9.495cm" svg:x2="13.88cm" svg:y2="9.749cm">
          <text:p/>
        </draw:line>
        <draw:g>
          <draw:g>
            <draw:polygon draw:style-name="gr8" draw:text-style-name="P5" draw:layer="layout" svg:width="2.05cm" svg:height="0.69cm" svg:x="15.45cm" svg:y="8.785cm" svg:viewBox="0 0 2051 691" draw:points="0,691 2051,691 2051,0 0,0">
              <text:p/>
            </draw:polygon>
            <draw:polygon draw:style-name="gr6" draw:text-style-name="P1" draw:layer="layout" svg:width="2.05cm" svg:height="0.69cm" svg:x="15.45cm" svg:y="8.785cm" svg:viewBox="0 0 2051 691" draw:points="0,691 2051,691 2051,0 0,0">
              <text:p/>
            </draw:polygon>
          </draw:g>
          <draw:frame draw:style-name="gr7" draw:text-style-name="P1" draw:layer="layout" svg:width="2.05cm" svg:height="0.767cm" svg:x="15.45cm" svg:y="8.747cm">
            <draw:text-box>
              <text:p text:style-name="P3"><text:span text:style-name="T3">радиомодуль</text:span></text:p>
              <text:p text:style-name="P3"><text:span text:style-name="T3">E22-400M22S </text:span></text:p>
            </draw:text-box>
          </draw:frame>
        </draw:g>
        <draw:g>
          <draw:polyline draw:style-name="gr3" draw:text-style-name="P1" draw:layer="layout" svg:width="0.545cm" svg:height="0.02cm" svg:x="14.905cm" svg:y="9.13cm" svg:viewBox="0 0 546 21" draw:points="0,21 376,21 376,0 546,0">
            <text:p/>
          </draw:polyline>
          <draw:frame draw:style-name="gr9" draw:text-style-name="P1" draw:layer="layout" svg:width="1.058cm" svg:height="0.536cm" svg:x="14.658cm" svg:y="8.882cm">
            <draw:text-box>
              <text:p text:style-name="P3"><text:span text:style-name="T4">SPI</text:span></text:p>
            </draw:text-box>
          </draw:frame>
        </draw:g>
        <draw:g>
          <draw:g>
            <draw:polygon draw:style-name="gr10" draw:text-style-name="P6" draw:layer="layout" svg:width="1.75cm" svg:height="0.69cm" svg:x="18.325cm" svg:y="8.785cm" svg:viewBox="0 0 1751 691" draw:points="0,691 1751,691 1751,0 0,0">
              <text:p/>
            </draw:polygon>
            <draw:polygon draw:style-name="gr6" draw:text-style-name="P1" draw:layer="layout" svg:width="1.75cm" svg:height="0.69cm" svg:x="18.325cm" svg:y="8.785cm" svg:viewBox="0 0 1751 691" draw:points="0,691 1751,691 1751,0 0,0">
              <text:p/>
            </draw:polygon>
          </draw:g>
          <draw:frame draw:style-name="gr7" draw:text-style-name="P1" draw:layer="layout" svg:width="1.75cm" svg:height="0.767cm" svg:x="18.325cm" svg:y="8.747cm">
            <draw:text-box>
              <text:p text:style-name="P3"><text:span text:style-name="T3">433 МГц</text:span></text:p>
              <text:p text:style-name="P3"><text:span text:style-name="T3">антенна</text:span></text:p>
            </draw:text-box>
          </draw:frame>
        </draw:g>
        <draw:line draw:style-name="gr3" draw:text-style-name="P1" draw:layer="layout" svg:x1="17.5cm" svg:y1="9.13cm" svg:x2="18.324cm" svg:y2="9.13cm">
          <text:p/>
        </draw:line>
        <draw:g>
          <draw:g>
            <draw:polygon draw:style-name="gr8" draw:text-style-name="P5" draw:layer="layout" svg:width="2.05cm" svg:height="0.69cm" svg:x="15.45cm" svg:y="7.489cm" svg:viewBox="0 0 2051 691" draw:points="0,691 2051,691 2051,0 0,0">
              <text:p/>
            </draw:polygon>
            <draw:polygon draw:style-name="gr6" draw:text-style-name="P1" draw:layer="layout" svg:width="2.05cm" svg:height="0.69cm" svg:x="15.45cm" svg:y="7.489cm" svg:viewBox="0 0 2051 691" draw:points="0,691 2051,691 2051,0 0,0">
              <text:p/>
            </draw:polygon>
          </draw:g>
          <draw:frame draw:style-name="gr7" draw:text-style-name="P1" draw:layer="layout" svg:width="2.05cm" svg:height="0.767cm" svg:x="15.45cm" svg:y="7.451cm">
            <draw:text-box>
              <text:p text:style-name="P3"><text:span text:style-name="T3">Модем </text:span></text:p>
              <text:p text:style-name="P3"><text:span text:style-name="T3">Iridium 9602</text:span></text:p>
            </draw:text-box>
          </draw:frame>
        </draw:g>
        <draw:g>
          <draw:polyline draw:style-name="gr3" draw:text-style-name="P1" draw:layer="layout" svg:width="1.735cm" svg:height="0.626cm" svg:x="14.74cm" svg:y="8.179cm" svg:viewBox="0 0 1736 627" draw:points="0,627 0,376 1736,376 1736,0">
            <text:p/>
          </draw:polyline>
          <draw:frame draw:style-name="gr9" draw:text-style-name="P1" draw:layer="layout" svg:width="1.058cm" svg:height="0.536cm" svg:x="15.14cm" svg:y="8.286cm">
            <draw:text-box>
              <text:p text:style-name="P3"><text:span text:style-name="T4">UART</text:span></text:p>
            </draw:text-box>
          </draw:frame>
        </draw:g>
        <draw:g>
          <draw:g>
            <draw:polygon draw:style-name="gr10" draw:text-style-name="P6" draw:layer="layout" svg:width="1.75cm" svg:height="0.69cm" svg:x="18.325cm" svg:y="7.489cm" svg:viewBox="0 0 1751 691" draw:points="0,691 1751,691 1751,0 0,0">
              <text:p/>
            </draw:polygon>
            <draw:polygon draw:style-name="gr6" draw:text-style-name="P1" draw:layer="layout" svg:width="1.75cm" svg:height="0.69cm" svg:x="18.325cm" svg:y="7.489cm" svg:viewBox="0 0 1751 691" draw:points="0,691 1751,691 1751,0 0,0">
              <text:p/>
            </draw:polygon>
          </draw:g>
          <draw:frame draw:style-name="gr7" draw:text-style-name="P1" draw:layer="layout" svg:width="1.75cm" svg:height="0.767cm" svg:x="18.325cm" svg:y="7.451cm">
            <draw:text-box>
              <text:p text:style-name="P3"><text:span text:style-name="T3">S band антенна</text:span></text:p>
            </draw:text-box>
          </draw:frame>
        </draw:g>
        <draw:line draw:style-name="gr3" draw:text-style-name="P1" draw:layer="layout" svg:x1="18.324cm" svg:y1="7.834cm" svg:x2="17.5cm" svg:y2="7.834cm">
          <text:p/>
        </draw:line>
        <draw:g>
          <draw:g>
            <draw:polygon draw:style-name="gr8" draw:text-style-name="P5" draw:layer="layout" svg:width="2.05cm" svg:height="0.69cm" svg:x="12.855cm" svg:y="7.489cm" svg:viewBox="0 0 2051 691" draw:points="0,691 2051,691 2051,0 0,0">
              <text:p/>
            </draw:polygon>
            <draw:polygon draw:style-name="gr6" draw:text-style-name="P1" draw:layer="layout" svg:width="2.05cm" svg:height="0.69cm" svg:x="12.855cm" svg:y="7.489cm" svg:viewBox="0 0 2051 691" draw:points="0,691 2051,691 2051,0 0,0">
              <text:p/>
            </draw:polygon>
          </draw:g>
          <draw:frame draw:style-name="gr7" draw:text-style-name="P1" draw:layer="layout" svg:width="2.05cm" svg:height="0.767cm" svg:x="12.855cm" svg:y="7.451cm">
            <draw:text-box>
              <text:p text:style-name="P3"><text:span text:style-name="T3">ГНСС приёмник</text:span></text:p>
              <text:p text:style-name="P3"><text:span text:style-name="T3">Ublox neo 6</text:span></text:p>
            </draw:text-box>
          </draw:frame>
        </draw:g>
        <draw:g>
          <draw:line draw:style-name="gr3" draw:text-style-name="P1" draw:layer="layout" svg:x1="13.88cm" svg:y1="8.805cm" svg:x2="13.88cm" svg:y2="8.179cm">
            <text:p/>
          </draw:line>
          <draw:frame draw:style-name="gr9" draw:text-style-name="P1" draw:layer="layout" svg:width="1.058cm" svg:height="0.536cm" svg:x="13.351cm" svg:y="8.224cm">
            <draw:text-box>
              <text:p text:style-name="P3"><text:span text:style-name="T4">UART</text:span></text:p>
            </draw:text-box>
          </draw:frame>
        </draw:g>
        <draw:line draw:style-name="gr3" draw:text-style-name="P1" draw:layer="layout" svg:x1="15.449cm" svg:y1="7.834cm" svg:x2="14.905cm" svg:y2="7.834cm">
          <text:p/>
        </draw:line>
        <draw:polyline draw:style-name="gr3" draw:text-style-name="P1" draw:layer="layout" svg:width="0cm" svg:height="0.25cm" svg:x="16.48cm" svg:y="10cm" svg:viewBox="0 0 0 251" draw:points="0,0 0,120 0,120 0,251">
          <text:p/>
        </draw:polyline>
        <draw:g>
          <draw:g>
            <draw:polygon draw:style-name="gr5" draw:text-style-name="P4" draw:layer="layout" svg:width="2.05cm" svg:height="0.69cm" svg:x="15.45cm" svg:y="10.25cm" svg:viewBox="0 0 2051 691" draw:points="0,691 2051,691 2051,0 0,0">
              <text:p/>
            </draw:polygon>
            <draw:polygon draw:style-name="gr6" draw:text-style-name="P1" draw:layer="layout" svg:width="2.05cm" svg:height="0.69cm" svg:x="15.45cm" svg:y="10.25cm" svg:viewBox="0 0 2051 691" draw:points="0,691 2051,691 2051,0 0,0">
              <text:p/>
            </draw:polygon>
          </draw:g>
          <draw:frame draw:style-name="gr7" draw:text-style-name="P1" draw:layer="layout" svg:width="2.05cm" svg:height="0.767cm" svg:x="15.45cm" svg:y="10.212cm">
            <draw:text-box>
              <text:p text:style-name="P3"><text:span text:style-name="T3">Power control unit</text:span></text:p>
            </draw:text-box>
          </draw:frame>
        </draw:g>
        <draw:g>
          <draw:g>
            <draw:polygon draw:style-name="gr5" draw:text-style-name="P4" draw:layer="layout" svg:width="2.05cm" svg:height="0.69cm" svg:x="12.796cm" svg:y="10.25cm" svg:viewBox="0 0 2051 691" draw:points="0,691 2051,691 2051,0 0,0">
              <text:p/>
            </draw:polygon>
            <draw:polygon draw:style-name="gr6" draw:text-style-name="P1" draw:layer="layout" svg:width="2.05cm" svg:height="0.69cm" svg:x="12.796cm" svg:y="10.25cm" svg:viewBox="0 0 2051 691" draw:points="0,691 2051,691 2051,0 0,0">
              <text:p/>
            </draw:polygon>
          </draw:g>
          <draw:frame draw:style-name="gr7" draw:text-style-name="P1" draw:layer="layout" svg:width="2.05cm" svg:height="0.767cm" svg:x="12.796cm" svg:y="10.212cm">
            <draw:text-box>
              <text:p text:style-name="P3"><text:span text:style-name="T3">Sensor control unit</text:span></text:p>
            </draw:text-box>
          </draw:frame>
        </draw:g>
        <draw:line draw:style-name="gr3" draw:text-style-name="P1" draw:layer="layout" svg:x1="13.826cm" svg:y1="10.25cm" svg:x2="13.826cm" svg:y2="10.003cm">
          <text:p/>
        </draw:line>
        <draw:g>
          <draw:g>
            <draw:polygon draw:style-name="gr5" draw:text-style-name="P4" draw:layer="layout" svg:width="2.05cm" svg:height="0.69cm" svg:x="9.932cm" svg:y="8.805cm" svg:viewBox="0 0 2051 691" draw:points="0,691 2051,691 2051,0 0,0">
              <text:p/>
            </draw:polygon>
            <draw:polygon draw:style-name="gr6" draw:text-style-name="P1" draw:layer="layout" svg:width="2.05cm" svg:height="0.69cm" svg:x="9.932cm" svg:y="8.805cm" svg:viewBox="0 0 2051 691" draw:points="0,691 2051,691 2051,0 0,0">
              <text:p/>
            </draw:polygon>
          </draw:g>
          <draw:frame draw:style-name="gr7" draw:text-style-name="P1" draw:layer="layout" svg:width="2.05cm" svg:height="0.767cm" svg:x="9.932cm" svg:y="8.767cm">
            <draw:text-box>
              <text:p text:style-name="P3"><text:span text:style-name="T3">Camera </text:span><text:span text:style-name="T3">control </text:span><text:span text:style-name="T3">unit</text:span></text:p>
            </draw:text-box>
          </draw:frame>
        </draw:g>
        <draw:polyline draw:style-name="gr3" draw:text-style-name="P1" draw:layer="layout" svg:width="0.003cm" svg:height="0.265cm" svg:x="10.958cm" svg:y="9.495cm" svg:viewBox="0 0 4 266" draw:points="0,0 0,266 4,266">
          <text:p/>
        </draw:polyline>
        <draw:g>
          <draw:g>
            <draw:polygon draw:style-name="gr11" draw:text-style-name="P7" draw:layer="layout" svg:width="1.368cm" svg:height="0.69cm" svg:x="9.5cm" svg:y="7.489cm" svg:viewBox="0 0 1369 691" draw:points="0,691 1369,691 1369,0 0,0">
              <text:p/>
            </draw:polygon>
            <draw:polygon draw:style-name="gr6" draw:text-style-name="P1" draw:layer="layout" svg:width="1.368cm" svg:height="0.69cm" svg:x="9.5cm" svg:y="7.489cm" svg:viewBox="0 0 1369 691" draw:points="0,691 1369,691 1369,0 0,0">
              <text:p/>
            </draw:polygon>
          </draw:g>
          <draw:frame draw:style-name="gr7" draw:text-style-name="P1" draw:layer="layout" svg:width="1.368cm" svg:height="0.767cm" svg:x="9.5cm" svg:y="7.451cm">
            <draw:text-box>
              <text:p text:style-name="P3"><text:span text:style-name="T3">TTL JPEG </text:span><text:span text:style-name="T3">камера</text:span></text:p>
            </draw:text-box>
          </draw:frame>
        </draw:g>
        <draw:g>
          <draw:g>
            <draw:polygon draw:style-name="gr11" draw:text-style-name="P7" draw:layer="layout" svg:width="1.368cm" svg:height="0.69cm" svg:x="11.032cm" svg:y="7.489cm" svg:viewBox="0 0 1369 691" draw:points="0,691 1369,691 1369,0 0,0">
              <text:p/>
            </draw:polygon>
            <draw:polygon draw:style-name="gr6" draw:text-style-name="P1" draw:layer="layout" svg:width="1.368cm" svg:height="0.69cm" svg:x="11.032cm" svg:y="7.489cm" svg:viewBox="0 0 1369 691" draw:points="0,691 1369,691 1369,0 0,0">
              <text:p/>
            </draw:polygon>
          </draw:g>
          <draw:frame draw:style-name="gr7" draw:text-style-name="P1" draw:layer="layout" svg:width="1.368cm" svg:height="0.767cm" svg:x="11.032cm" svg:y="7.451cm">
            <draw:text-box>
              <text:p text:style-name="P3"><text:span text:style-name="T3">TTL JPEG </text:span><text:span text:style-name="T3">камера</text:span></text:p>
            </draw:text-box>
          </draw:frame>
        </draw:g>
        <draw:g>
          <draw:line draw:style-name="gr3" draw:text-style-name="P1" draw:layer="layout" svg:x1="10.184cm" svg:y1="8.179cm" svg:x2="10.184cm" svg:y2="8.795cm">
            <text:p/>
          </draw:line>
          <draw:frame draw:style-name="gr9" draw:text-style-name="P1" draw:layer="layout" svg:width="1.058cm" svg:height="0.536cm" svg:x="9.655cm" svg:y="8.219cm">
            <draw:text-box>
              <text:p text:style-name="P3"><text:span text:style-name="T4">UART</text:span></text:p>
            </draw:text-box>
          </draw:frame>
        </draw:g>
        <draw:g>
          <draw:line draw:style-name="gr3" draw:text-style-name="P1" draw:layer="layout" svg:x1="11.716cm" svg:y1="8.179cm" svg:x2="11.716cm" svg:y2="8.821cm">
            <text:p/>
          </draw:line>
          <draw:frame draw:style-name="gr9" draw:text-style-name="P1" draw:layer="layout" svg:width="1.058cm" svg:height="0.536cm" svg:x="11.187cm" svg:y="8.232cm">
            <draw:text-box>
              <text:p text:style-name="P3"><text:span text:style-name="T4">UA</text:span><text:span text:style-name="T4">RT</text:span></text:p>
            </draw:text-box>
          </draw:frame>
        </draw:g>
        <draw:g>
          <draw:g>
            <draw:polygon draw:style-name="gr11" draw:text-style-name="P7" draw:layer="layout" svg:width="2.972cm" svg:height="0.69cm" svg:x="10.154cm" svg:y="12.955cm" svg:viewBox="0 0 2973 691" draw:points="0,691 2973,691 2973,0 0,0">
              <text:p/>
            </draw:polygon>
            <draw:polygon draw:style-name="gr6" draw:text-style-name="P1" draw:layer="layout" svg:width="2.972cm" svg:height="0.69cm" svg:x="10.154cm" svg:y="12.955cm" svg:viewBox="0 0 2973 691" draw:points="0,691 2973,691 2973,0 0,0">
              <text:p/>
            </draw:polygon>
          </draw:g>
          <draw:frame draw:style-name="gr7" draw:text-style-name="P1" draw:layer="layout" svg:width="2.972cm" svg:height="0.767cm" svg:x="10.154cm" svg:y="12.917cm">
            <draw:text-box>
              <text:p text:style-name="P3"><text:span text:style-name="T3">термогиг</text:span><text:span text:style-name="T3">робароме</text:span><text:span text:style-name="T3">тр</text:span></text:p>
              <text:p text:style-name="P3"><text:span text:style-name="T3">BME280</text:span></text:p>
            </draw:text-box>
          </draw:frame>
        </draw:g>
        <draw:line draw:style-name="gr3" draw:text-style-name="P1" draw:layer="layout" svg:x1="13.401cm" svg:y1="13.3cm" svg:x2="13.126cm" svg:y2="13.3cm">
          <text:p/>
        </draw:line>
        <draw:g>
          <draw:g>
            <draw:polygon draw:style-name="gr12" draw:text-style-name="P8" draw:layer="layout" svg:width="2.972cm" svg:height="0.69cm" svg:x="10.154cm" svg:y="11.95cm" svg:viewBox="0 0 2973 691" draw:points="0,691 2973,691 2973,0 0,0">
              <text:p/>
            </draw:polygon>
            <draw:polygon draw:style-name="gr6" draw:text-style-name="P1" draw:layer="layout" svg:width="2.972cm" svg:height="0.69cm" svg:x="10.154cm" svg:y="11.95cm" svg:viewBox="0 0 2973 691" draw:points="0,691 2973,691 2973,0 0,0">
              <text:p/>
            </draw:polygon>
          </draw:g>
          <draw:frame draw:style-name="gr7" draw:text-style-name="P1" draw:layer="layout" svg:width="2.972cm" svg:height="0.767cm" svg:x="10.154cm" svg:y="11.912cm">
            <draw:text-box>
              <text:p text:style-name="P3"><text:span text:style-name="T3">Внешний </text:span><text:span text:style-name="T3">АЦП</text:span></text:p>
              <text:p text:style-name="P3"><text:span text:style-name="T3">ADS1115 </text:span><text:span text:style-name="T3">(x2)</text:span></text:p>
            </draw:text-box>
          </draw:frame>
        </draw:g>
        <draw:g>
          <draw:g>
            <draw:polygon draw:style-name="gr11" draw:text-style-name="P7" draw:layer="layout" svg:width="2.49cm" svg:height="0.69cm" svg:x="6.25cm" svg:y="11.95cm" svg:viewBox="0 0 2491 691" draw:points="0,691 2491,691 2491,0 0,0">
              <text:p/>
            </draw:polygon>
            <draw:polygon draw:style-name="gr6" draw:text-style-name="P1" draw:layer="layout" svg:width="2.49cm" svg:height="0.69cm" svg:x="6.25cm" svg:y="11.95cm" svg:viewBox="0 0 2491 691" draw:points="0,691 2491,691 2491,0 0,0">
              <text:p/>
            </draw:polygon>
          </draw:g>
          <draw:frame draw:style-name="gr7" draw:text-style-name="P1" draw:layer="layout" svg:width="2.49cm" svg:height="0.767cm" svg:x="6.25cm" svg:y="11.912cm">
            <draw:text-box>
              <text:p text:style-name="P3"><text:span text:style-name="T3">Фоторезисторы (x8)</text:span></text:p>
            </draw:text-box>
          </draw:frame>
        </draw:g>
        <draw:g>
          <draw:path draw:style-name="gr3" draw:text-style-name="P1" draw:layer="layout" svg:width="0.25cm" svg:height="4.605cm" svg:x="14.001cm" svg:y="10.94cm" svg:viewBox="0 0 251 4606" svg:d="M0 0v4606M251 0v4606M0 0v4606M0 0v4606M0 0v4606M0 0v4606M0 0v4606M0 0v4606">
            <text:p/>
          </draw:path>
          <draw:frame draw:style-name="gr4" draw:text-style-name="P1" draw:layer="layout" svg:width="2.117cm" svg:height="0.325cm" draw:transform="rotate (1.5707963267949) translate (13.968cm 12.843cm)">
            <draw:text-box>
              <text:p text:style-name="P3"><text:span text:style-name="T2">SPI</text:span></text:p>
            </draw:text-box>
          </draw:frame>
        </draw:g>
        <draw:g>
          <draw:g>
            <draw:polygon draw:style-name="gr11" draw:text-style-name="P7" draw:layer="layout" svg:width="2.972cm" svg:height="0.69cm" svg:x="10.154cm" svg:y="14.965cm" svg:viewBox="0 0 2973 691" draw:points="0,691 2973,691 2973,0 0,0">
              <text:p/>
            </draw:polygon>
            <draw:polygon draw:style-name="gr6" draw:text-style-name="P1" draw:layer="layout" svg:width="2.972cm" svg:height="0.69cm" svg:x="10.154cm" svg:y="14.965cm" svg:viewBox="0 0 2973 691" draw:points="0,691 2973,691 2973,0 0,0">
              <text:p/>
            </draw:polygon>
          </draw:g>
          <draw:frame draw:style-name="gr7" draw:text-style-name="P1" draw:layer="layout" svg:width="2.972cm" svg:height="0.767cm" svg:x="10.154cm" svg:y="14.927cm">
            <draw:text-box>
              <text:p text:style-name="P3"><text:span text:style-name="T3">Инерциальный датчик</text:span></text:p>
              <text:p text:style-name="P3"><text:span text:style-name="T3">LSM6DS3</text:span></text:p>
            </draw:text-box>
          </draw:frame>
        </draw:g>
        <draw:g>
          <draw:g>
            <draw:polygon draw:style-name="gr13" draw:text-style-name="P9" draw:layer="layout" svg:width="2.49cm" svg:height="0.69cm" svg:x="6.25cm" svg:y="13.96cm" svg:viewBox="0 0 2491 691" draw:points="0,691 2491,691 2491,0 0,0">
              <text:p/>
            </draw:polygon>
            <draw:polygon draw:style-name="gr6" draw:text-style-name="P1" draw:layer="layout" svg:width="2.49cm" svg:height="0.69cm" svg:x="6.25cm" svg:y="13.96cm" svg:viewBox="0 0 2491 691" draw:points="0,691 2491,691 2491,0 0,0">
              <text:p/>
            </draw:polygon>
          </draw:g>
          <draw:frame draw:style-name="gr7" draw:text-style-name="P1" draw:layer="layout" svg:width="2.49cm" svg:height="0.767cm" svg:x="6.25cm" svg:y="13.922cm">
            <draw:text-box>
              <text:p text:style-name="P3"><text:span text:style-name="T3">Магнитометр</text:span></text:p>
              <text:p text:style-name="P3"><text:span text:style-name="T3">LIS3MDL</text:span></text:p>
            </draw:text-box>
          </draw:frame>
        </draw:g>
        <draw:line draw:style-name="gr3" draw:text-style-name="P1" draw:layer="layout" svg:x1="8.74cm" svg:y1="14.305cm" svg:x2="13.997cm" svg:y2="14.305cm">
          <text:p/>
        </draw:line>
        <draw:line draw:style-name="gr3" draw:text-style-name="P1" draw:layer="layout" svg:x1="13.996cm" svg:y1="15.31cm" svg:x2="13.126cm" svg:y2="15.31cm">
          <text:p/>
        </draw:line>
        <draw:g>
          <draw:g>
            <draw:polygon draw:style-name="gr11" draw:text-style-name="P7" draw:layer="layout" svg:width="2.49cm" svg:height="0.69cm" svg:x="6.25cm" svg:y="11.1cm" svg:viewBox="0 0 2491 691" draw:points="0,691 2491,691 2491,0 0,0">
              <text:p/>
            </draw:polygon>
            <draw:polygon draw:style-name="gr6" draw:text-style-name="P1" draw:layer="layout" svg:width="2.49cm" svg:height="0.69cm" svg:x="6.25cm" svg:y="11.1cm" svg:viewBox="0 0 2491 691" draw:points="0,691 2491,691 2491,0 0,0">
              <text:p/>
            </draw:polygon>
          </draw:g>
          <draw:frame draw:style-name="gr7" draw:text-style-name="P1" draw:layer="layout" svg:width="2.49cm" svg:height="0.767cm" svg:x="6.25cm" svg:y="11.062cm">
            <draw:text-box>
              <text:p text:style-name="P3"><text:span text:style-name="T3">Барометр MPX2100AP</text:span></text:p>
            </draw:text-box>
          </draw:frame>
        </draw:g>
        <draw:g>
          <draw:polyline draw:style-name="gr3" draw:text-style-name="P1" draw:layer="layout" svg:width="4.128cm" svg:height="0.505cm" svg:x="8.74cm" svg:y="10.94cm" svg:viewBox="0 0 4129 506" draw:points="0,506 4129,506 4129,0">
            <text:p/>
          </draw:polyline>
          <draw:frame draw:style-name="gr14" draw:text-style-name="P1" draw:layer="layout" svg:width="1.411cm" svg:height="0.621cm" svg:x="10.351cm" svg:y="11.135cm">
            <draw:text-box>
              <text:p text:style-name="P3"><text:span text:style-name="T5">АЦП</text:span></text:p>
            </draw:text-box>
          </draw:frame>
        </draw:g>
        <draw:g>
          <draw:g>
            <draw:polygon draw:style-name="gr11" draw:text-style-name="P7" draw:layer="layout" svg:width="2.49cm" svg:height="0.69cm" svg:x="6.25cm" svg:y="10.25cm" svg:viewBox="0 0 2491 691" draw:points="0,691 2491,691 2491,0 0,0">
              <text:p/>
            </draw:polygon>
            <draw:polygon draw:style-name="gr6" draw:text-style-name="P1" draw:layer="layout" svg:width="2.49cm" svg:height="0.69cm" svg:x="6.25cm" svg:y="10.25cm" svg:viewBox="0 0 2491 691" draw:points="0,691 2491,691 2491,0 0,0">
              <text:p/>
            </draw:polygon>
          </draw:g>
          <draw:frame draw:style-name="gr7" draw:text-style-name="P1" draw:layer="layout" svg:width="2.49cm" svg:height="0.767cm" svg:x="6.25cm" svg:y="10.212cm">
            <draw:text-box>
              <text:p text:style-name="P3"><text:span text:style-name="T3">термометр</text:span></text:p>
              <text:p text:style-name="P3"><text:span text:style-name="T3">DS18B20</text:span></text:p>
            </draw:text-box>
          </draw:frame>
        </draw:g>
        <draw:g>
          <draw:line draw:style-name="gr3" draw:text-style-name="P1" draw:layer="layout" svg:x1="12.796cm" svg:y1="10.595cm" svg:x2="8.74cm" svg:y2="10.595cm">
            <text:p/>
          </draw:line>
          <draw:frame draw:style-name="gr14" draw:text-style-name="P1" draw:layer="layout" svg:width="1.411cm" svg:height="0.621cm" svg:x="10.452cm" svg:y="10.284cm">
            <draw:text-box>
              <text:p text:style-name="P3"><text:span text:style-name="T5">1Wire</text:span></text:p>
            </draw:text-box>
          </draw:frame>
        </draw:g>
        <draw:g>
          <draw:path draw:style-name="gr3" draw:text-style-name="P1" draw:layer="layout" svg:width="0.25cm" svg:height="2.647cm" svg:x="13.401cm" svg:y="10.945cm" svg:viewBox="0 0 251 2648" svg:d="M0 0v2648M251 0v2648M0 0v2648M0 0v2648M0 0v2648M0 0v2648M0 0v2648M0 0v2648">
            <text:p/>
          </draw:path>
          <draw:frame draw:style-name="gr4" draw:text-style-name="P1" draw:layer="layout" svg:width="2.117cm" svg:height="0.325cm" draw:transform="rotate (1.5707963267949) translate (13.369cm 12.863cm)">
            <draw:text-box>
              <text:p text:style-name="P3"><text:span text:style-name="T2">I2C</text:span></text:p>
            </draw:text-box>
          </draw:frame>
        </draw:g>
        <draw:polyline draw:style-name="gr3" draw:text-style-name="P1" draw:layer="layout" svg:width="0.275cm" svg:height="0.295cm" svg:x="13.126cm" svg:y="12cm" svg:viewBox="0 0 276 296" draw:points="0,296 276,296 276,0">
          <text:p/>
        </draw:polyline>
        <draw:line draw:style-name="gr3" draw:text-style-name="P1" draw:layer="layout" svg:x1="8.74cm" svg:y1="12.295cm" svg:x2="10.153cm" svg:y2="12.2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5f_0" draw:display-name="Gradient_0" draw:style="linear" draw:start-color="#a6c3dd" draw:end-color="#91b5d5" draw:start-intensity="100%" draw:end-intensity="100%" draw:angle="0" draw:border="0%"/>
    <draw:gradient draw:name="Gradient_5f_1" draw:display-name="Gradient_1" draw:style="linear" draw:start-color="#f2bf96" draw:end-color="#efaf7a" draw:start-intensity="100%" draw:end-intensity="100%" draw:angle="0" draw:border="0%"/>
    <draw:gradient draw:name="Gradient_5f_2" draw:display-name="Gradient_2" draw:style="linear" draw:start-color="#d8d8d8" draw:end-color="#c9c9c9" draw:start-intensity="100%" draw:end-intensity="100%" draw:angle="0" draw:border="0%"/>
    <draw:gradient draw:name="Gradient_5f_3" draw:display-name="Gradient_3" draw:style="linear" draw:start-color="#92d050" draw:end-color="#85ca39" draw:start-intensity="100%" draw:end-intensity="100%" draw:angle="0" draw:border="0%"/>
    <draw:gradient draw:name="Gradient_5f_4" draw:display-name="Gradient_4" draw:style="linear" draw:start-color="#6b9bc7" draw:end-color="#6b9bc7" draw:start-intensity="100%" draw:end-intensity="100%" draw:angle="0" draw:border="0%"/>
    <draw:gradient draw:name="Gradient_5f_5" draw:display-name="Gradient_5" draw:style="linear" draw:start-color="#85ca39" draw:end-color="#92d050" draw:start-intensity="100%" draw:end-intensity="100%" draw:angle="0" draw:border="0%"/>
    <draw:marker draw:name="Arrow" svg:viewBox="0 0 20 30" svg:d="M10 0l-10 3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8T20:38:45.963852557</dc:date>
    <meta:creation-date>2019-01-16T19:07:24Z</meta:creation-date>
    <meta:generator>LibreOffice/5.2.7.2$Linux_X86_64 LibreOffice_project/20m0$Build-2</meta:generator>
    <meta:editing-duration>PT1M5S</meta:editing-duration>
    <meta:editing-cycles>1</meta:editing-cycles>
    <meta:document-statistic meta:object-count="135"/>
  </office:meta>
</office:document-meta>
</file>